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78cm" fo:margin-left="-1.603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15.07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ArialMT" fo:font-size="11pt" fo:font-weight="bold" style:font-size-asian="11pt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MT" fo:font-size="11pt" style:font-size-asian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d5434" officeooo:paragraph-rsid="001d5434"/>
    </style:style>
    <style:style style:name="P6" style:family="paragraph" style:parent-style-name="Table_20_Contents">
      <style:paragraph-properties fo:text-align="start" style:justify-single-word="false"/>
      <style:text-properties officeooo:rsid="001d72a5" officeooo:paragraph-rsid="001d72a5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1d5434" officeooo:paragraph-rsid="001d5434" style:font-weight-asian="bold" style:font-weight-complex="bold"/>
    </style:style>
    <style:style style:name="P8" style:family="paragraph" style:parent-style-name="Table_20_Contents" style:list-style-name="L1">
      <style:paragraph-properties fo:text-align="start" style:justify-single-word="false"/>
      <style:text-properties officeooo:rsid="001d5434" officeooo:paragraph-rsid="001d5434"/>
    </style:style>
    <style:style style:name="P9" style:family="paragraph" style:parent-style-name="Table_20_Contents" style:list-style-name="L2">
      <style:paragraph-properties fo:text-align="start" style:justify-single-word="false"/>
      <style:text-properties officeooo:rsid="001d6d1e" officeooo:paragraph-rsid="001d6d1e"/>
    </style:style>
    <style:style style:name="P10" style:family="paragraph" style:parent-style-name="Table_20_Contents" style:list-style-name="L1">
      <style:paragraph-properties fo:text-align="start" style:justify-single-word="false"/>
      <style:text-properties officeooo:rsid="001e156b" officeooo:paragraph-rsid="001e15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434" style:font-weight-asian="bold" style:font-weight-complex="bold"/>
    </style:style>
    <style:style style:name="T3" style:family="text">
      <style:text-properties fo:font-weight="bold" officeooo:rsid="001d6d1e" style:font-weight-asian="bold" style:font-weight-complex="bold"/>
    </style:style>
    <style:style style:name="T4" style:family="text">
      <style:text-properties officeooo:rsid="001d6d1e"/>
    </style:style>
    <style:style style:name="T5" style:family="text">
      <style:text-properties officeooo:rsid="001e156b"/>
    </style:style>
    <style:style style:name="T6" style:family="text">
      <style:text-properties officeooo:rsid="001d543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e2a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Nazwa</text:p>
          </table:table-cell>
          <table:table-cell table:style-name="Tabela1.B1" office:value-type="string">
            <text:p text:style-name="P7">Uwierzytelnij się jako pracownik</text:p>
          </table:table-cell>
        </table:table-row>
        <table:table-row>
          <table:table-cell table:style-name="Tabela1.A2" office:value-type="string">
            <text:p text:style-name="P5">Twórca</text:p>
          </table:table-cell>
          <table:table-cell table:style-name="Tabela1.B2" office:value-type="string">
            <text:p text:style-name="P5">Kamil Kozłowski</text:p>
          </table:table-cell>
        </table:table-row>
        <table:table-row>
          <table:table-cell table:style-name="Tabela1.A2" office:value-type="string">
            <text:p text:style-name="P5">Poziom ważności</text:p>
          </table:table-cell>
          <table:table-cell table:style-name="Tabela1.B2" office:value-type="string">
            <text:p text:style-name="P5">Wysoki</text:p>
          </table:table-cell>
        </table:table-row>
        <table:table-row>
          <table:table-cell table:style-name="Tabela1.A2" office:value-type="string">
            <text:p text:style-name="P5">Typ przypadku użycia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Aktorzy</text:p>
          </table:table-cell>
          <table:table-cell table:style-name="Tabela1.B2" office:value-type="string">
            <text:p text:style-name="P5">Pracownik</text:p>
          </table:table-cell>
        </table:table-row>
        <table:table-row>
          <table:table-cell table:style-name="Tabela1.A2" office:value-type="string">
            <text:p text:style-name="P5">Warunki wstępne</text:p>
          </table:table-cell>
          <table:table-cell table:style-name="Tabela1.B2" office:value-type="string">
            <text:p text:style-name="P5">Pracownik jest zarejestrowany</text:p>
          </table:table-cell>
        </table:table-row>
        <table:table-row>
          <table:table-cell table:style-name="Tabela1.A2" office:value-type="string">
            <text:p text:style-name="P5">Warunki końcowe</text:p>
          </table:table-cell>
          <table:table-cell table:style-name="Tabela1.B2" office:value-type="string">
            <text:p text:style-name="P5">Pracownikowi otwiera się okno główne programu, w którym zablokowane są wszystkie funkcjonalności, do których nie ma dostępu zgodnie z zapisem w bazie danych.</text:p>
          </table:table-cell>
        </table:table-row>
        <table:table-row>
          <table:table-cell table:style-name="Tabela1.A2" office:value-type="string">
            <text:p text:style-name="P5">Główny przepływ zdarzeń</text:p>
          </table:table-cell>
          <table:table-cell table:style-name="Tabela1.B2" office:value-type="string">
            <text:list xml:id="list5934774551700872128" text:style-name="L1">
              <text:list-item>
                <text:p text:style-name="P10"><text:span text:style-name="T7">Otwarte zostaje okno logowania w UI. </text:span><text:span text:style-name="T2">Pracownik</text:span><text:span text:style-name="T6"> podaje swoje nick i hasło.</text:span></text:p>
              </text:list-item>
              <text:list-item>
                <text:p text:style-name="P10">UI rozpoczyna logowanie wewnętrzne za pomocą podanych przez użytkownika danych. Wywołuje metodę Spisu użytkowników.</text:p>
                <text:list>
                  <text:list-item>
                    <text:p text:style-name="P10">Spis użytkowników odnajduje ID użytkownika na podstawie podanego nicka. </text:p>
                  </text:list-item>
                  <text:list-item>
                    <text:p text:style-name="P10">Dochodzi do zaszyfrowania podanego hasła i porównania go z zaszyfrowaną formą prawidłowego hasła przechowywaną w systemie pod uzyskanym w 2.1 ID.</text:p>
                  </text:list-item>
                </text:list>
              </text:list-item>
              <text:list-item>
                <text:p text:style-name="P10">UI odbiera wynik logowania i udostępnia użytkownikowi odpowiednie funkcjonalności. <text:span text:style-name="T3">Pracownik</text:span><text:span text:style-name="T4"> może rozpocząć pracę.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5">Alternatywne przepływy zdarzeń</text:p>
          </table:table-cell>
          <table:table-cell table:style-name="Tabela1.B2" office:value-type="string">
            <text:p text:style-name="P5"><text:span text:style-name="T5">2</text:span>a. Jeśli użytkownik o podanym nicku <text:span text:style-name="T1">nie istnieje</text:span> w systemie, to wyświetlany jest komunikat „Użytkownik o podanej nazwie nie istnieje”.</text:p>
            <text:p text:style-name="P5"><text:span text:style-name="T5">2.2a</text:span>. <text:s/>Jeśli użytkownik o podanym nicku istnieje w systemie, ale hasło się nie zgadza, zostaje wyświetlony komunikat „Podano niepoprawne hasło”.</text:p>
          </table:table-cell>
        </table:table-row>
        <table:table-row>
          <table:table-cell table:style-name="Tabela1.A2" office:value-type="string">
            <text:p text:style-name="P5">Specjalne wymagania</text:p>
          </table:table-cell>
          <table:table-cell table:style-name="Tabela1.B2" office:value-type="string">
            <text:list xml:id="list8601983010696794833" text:style-name="L2">
              <text:list-item>
                <text:p text:style-name="P9">Hasło musi być zamaskowane podczas jego wpisywania</text:p>
              </text:list-item>
              <text:list-item>
                <text:p text:style-name="P9">Operacja powinna przebiegać w czasie krótszym niż sekunda </text:p>
              </text:list-item>
              <text:list-item>
                <text:p text:style-name="P9">Niezakodowane hasło powinno być natychmiast usuwane z pamięci.</text:p>
              </text:list-item>
            </text:list>
          </table:table-cell>
        </table:table-row>
        <table:table-row>
          <table:table-cell table:style-name="Tabela1.A2" office:value-type="string">
            <text:p text:style-name="P6">Notatki</text:p>
          </table:table-cell>
          <table:table-cell table:style-name="Tabela1.B2" office:value-type="string">
            <text:p text:style-name="P6">brak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9:46:44.841000000</meta:creation-date>
    <dc:date>2015-11-16T13:05:24.503000000</dc:date>
    <meta:editing-duration>PT49M38S</meta:editing-duration>
    <meta:editing-cycles>7</meta:editing-cycles>
    <meta:generator>LibreOffice/5.0.3.2$Windows_x86 LibreOffice_project/e5f16313668ac592c1bfb310f4390624e3dbfb75</meta:generator>
    <meta:document-statistic meta:table-count="1" meta:image-count="0" meta:object-count="0" meta:page-count="1" meta:paragraph-count="28" meta:word-count="196" meta:character-count="1398" meta:non-whitespace-character-count="1235"/>
  </office:meta>
</office:document-meta>
</file>